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0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80.9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xperimentation_5f_fig28_5f_29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ation_fig28_2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aw data available at bsc-implementation/experimentation/</text:p>
          </table:table-cell>
          <table:table-cell table:style-name="ce1" table:number-columns-repeated="4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4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hased 1: bsc-aks to minikube</text:p>
          </table:table-cell>
          <table:table-cell table:style-name="ce1" table:number-columns-repeated="4"/>
          <table:table-cell table:style-name="ce4">
            <draw:frame table:end-cell-address="experimentation_fig28_29.L23" table:end-x="26.82pt" table:end-y="2.24pt" draw:z-index="0" draw:name="Chart 1" draw:style-name="gr1" draw:text-style-name="P1" svg:width="468.71pt" svg:height="308.21pt" svg:x="39pt" svg:y="9.01pt">
              <draw:object draw:notify-on-update-of-ranges="experimentation_fig28_29.B6:experimentation_fig28_29.B17 experimentation_fig28_29.C5:experimentation_fig28_29.C5 experimentation_fig28_29.C6:experimentation_fig28_29.C17 experimentation_fig28_29.D5:experimentation_fig28_29.D5 experimentation_fig28_29.D6:experimentation_fig28_29.D17 experimentation_fig28_29.E5:experimentation_fig28_29.E5 experimentation_fig28_29.E6:experimentation_fig28_29.E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Raw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inikube</text:p>
          </table:table-cell>
          <table:table-cell table:style-name="ce1" office:value-type="string" calcext:value-type="string">
            <text:p>bsc-aks</text:p>
          </table:table-cell>
          <table:table-cell table:style-name="ce1" office:value-type="string" calcext:value-type="string">
            <text:p>deployment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8M07S" calcext:value-type="time">
            <text:p>12:18: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00S" calcext:value-type="time">
            <text:p>12:19: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29S" calcext:value-type="time">
            <text:p>12:19:29</text:p>
          </table:table-cell>
          <table:table-cell table:style-name="ce1" table:formula="of:=SUM([.B8]+29)" office:value-type="float" office:value="82" calcext:value-type="float">
            <text:p>8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42S" calcext:value-type="time">
            <text:p>12:19:42</text:p>
          </table:table-cell>
          <table:table-cell table:style-name="ce1" table:formula="of:=SUM([.B10]+13)" office:value-type="float" office:value="95" calcext:value-type="float">
            <text:p>9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/>
          <table:table-cell table:style-name="ce1" office:value-type="float" office:value="117" calcext:value-type="float">
            <text:p>1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20M05S" calcext:value-type="time">
            <text:p>12:20:05</text:p>
          </table:table-cell>
          <table:table-cell table:style-name="ce1" table:formula="of:=SUM([.B11]+23)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20M49S" calcext:value-type="time">
            <text:p>12:20:49</text:p>
          </table:table-cell>
          <table:table-cell table:style-name="ce1" table:formula="of:=SUM([.B13]+44)" office:value-type="float" office:value="162" calcext:value-type="float">
            <text:p>1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es from grafana:</text:p>
          </table:table-cell>
          <table:table-cell table:style-name="ce1"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8M07S" calcext:value-type="time">
            <text:p>12:18:07</text:p>
          </table:table-cell>
          <table:table-cell table:style-name="ce1" office:value-type="string" calcext:value-type="string">
            <text:p>Enable minikube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00S" calcext:value-type="time">
            <text:p>12:19:00</text:p>
          </table:table-cell>
          <table:table-cell table:style-name="ce1"/>
          <table:table-cell table:style-name="ce1" office:value-type="string" calcext:value-type="string">
            <text:p>up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29S" calcext:value-type="time">
            <text:p>12:19:29</text:p>
          </table:table-cell>
          <table:table-cell table:style-name="ce1"/>
          <table:table-cell table:style-name="ce1" office:value-type="string" calcext:value-type="string">
            <text:p>up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19M42S" calcext:value-type="time">
            <text:p>12:19:42</text:p>
          </table:table-cell>
          <table:table-cell table:style-name="ce1" office:value-type="string" calcext:value-type="string">
            <text:p>Disable bsc-aks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20M05S" calcext:value-type="time">
            <text:p>12:20:05</text:p>
          </table:table-cell>
          <table:table-cell table:style-name="ce1" table:number-columns-repeated="2"/>
          <table:table-cell table:style-name="ce1" office:value-type="string" calcext:value-type="string">
            <text:p>down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2H20M49S" calcext:value-type="time">
            <text:p>12:20:49</text:p>
          </table:table-cell>
          <table:table-cell table:style-name="ce1" table:number-columns-repeated="2"/>
          <table:table-cell table:style-name="ce1" office:value-type="string" calcext:value-type="string">
            <text:p>down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 table:number-rows-repeated="3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Direct 1: bsc-aks to minikube</text:p>
          </table:table-cell>
          <table:table-cell table:style-name="ce1" table:number-columns-repeated="4"/>
          <table:table-cell table:style-name="ce4">
            <draw:frame table:end-cell-address="experimentation_fig28_29.L48" table:end-x="26.82pt" table:end-y="1.45pt" draw:z-index="1" draw:name="Chart 2" draw:style-name="gr1" draw:text-style-name="P1" svg:width="468.71pt" svg:height="308.21pt" svg:x="39pt" svg:y="8.25pt">
              <draw:object draw:notify-on-update-of-ranges="experimentation_fig28_29.B32:experimentation_fig28_29.B42 experimentation_fig28_29.C31:experimentation_fig28_29.C31 experimentation_fig28_29.C32:experimentation_fig28_29.C42 experimentation_fig28_29.D31:experimentation_fig28_29.D31 experimentation_fig28_29.D32:experimentation_fig28_29.D42 experimentation_fig28_29.E31:experimentation_fig28_29.E31 experimentation_fig28_29.E32:experimentation_fig28_29.E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" table:number-columns-repeated="21"/>
          <table:table-cell table:number-columns-repeated="997"/>
        </table:table-row>
        <table:table-row table:style-name="ro1" table:number-rows-repeated="2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Raw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inikube</text:p>
          </table:table-cell>
          <table:table-cell table:style-name="ce1" office:value-type="string" calcext:value-type="string">
            <text:p>bsc-aks</text:p>
          </table:table-cell>
          <table:table-cell table:style-name="ce1" office:value-type="string" calcext:value-type="string">
            <text:p>deployment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26S" calcext:value-type="time">
            <text:p>23:16: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38S" calcext:value-type="time">
            <text:p>23:16: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46S" calcext:value-type="time">
            <text:p>23:16:4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7M09S" calcext:value-type="time">
            <text:p>23:17:0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7M33S" calcext:value-type="time">
            <text:p>23:17: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es from grafana:</text:p>
          </table:table-cell>
          <table:table-cell table:style-name="ce1"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26S" calcext:value-type="time">
            <text:p>23:16:26</text:p>
          </table:table-cell>
          <table:table-cell table:style-name="ce1" office:value-type="string" calcext:value-type="string">
            <text:p>Switch cloud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38S" calcext:value-type="time">
            <text:p>23:16:38</text:p>
          </table:table-cell>
          <table:table-cell table:style-name="ce1" table:number-columns-repeated="2"/>
          <table:table-cell table:style-name="ce1" office:value-type="string" calcext:value-type="string">
            <text:p>down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6M46S" calcext:value-type="time">
            <text:p>23:16:46</text:p>
          </table:table-cell>
          <table:table-cell table:style-name="ce1"/>
          <table:table-cell table:style-name="ce1" office:value-type="string" calcext:value-type="string">
            <text:p>up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7M09S" calcext:value-type="time">
            <text:p>23:17:09</text:p>
          </table:table-cell>
          <table:table-cell table:style-name="ce1" table:number-columns-repeated="2"/>
          <table:table-cell table:style-name="ce1" office:value-type="string" calcext:value-type="string">
            <text:p>down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23H17M33S" calcext:value-type="time">
            <text:p>23:17:33</text:p>
          </table:table-cell>
          <table:table-cell table:style-name="ce1"/>
          <table:table-cell table:style-name="ce1" office:value-type="string" calcext:value-type="string">
            <text:p>up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 table:number-rows-repeated="3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Direct 2: minikube to bsc-aks</text:p>
          </table:table-cell>
          <table:table-cell table:style-name="ce1" table:number-columns-repeated="4"/>
          <table:table-cell table:style-name="ce4">
            <draw:frame table:end-cell-address="experimentation_fig28_29.L73" table:end-x="26.08pt" table:end-y="0.71pt" draw:z-index="2" draw:name="Chart 3" draw:style-name="gr1" draw:text-style-name="P1" svg:width="467.97pt" svg:height="308.21pt" svg:x="39pt" svg:y="7.51pt">
              <draw:object draw:notify-on-update-of-ranges="experimentation_fig28_29.B56:experimentation_fig28_29.B66 experimentation_fig28_29.C55:experimentation_fig28_29.C55 experimentation_fig28_29.C56:experimentation_fig28_29.C66 experimentation_fig28_29.D55:experimentation_fig28_29.D55 experimentation_fig28_29.D56:experimentation_fig28_29.D66 experimentation_fig28_29.E55:experimentation_fig28_29.E55 experimentation_fig28_29.E56:experimentation_fig28_29.E6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Raw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inikube</text:p>
          </table:table-cell>
          <table:table-cell table:style-name="ce1" office:value-type="string" calcext:value-type="string">
            <text:p>bsc-aks</text:p>
          </table:table-cell>
          <table:table-cell table:style-name="ce1" office:value-type="string" calcext:value-type="string">
            <text:p>deployment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0M45S" calcext:value-type="time">
            <text:p>10:40: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21S" calcext:value-type="time">
            <text:p>10:41: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31S" calcext:value-type="time">
            <text:p>10:41:31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37S" calcext:value-type="time">
            <text:p>10:41:3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40S" calcext:value-type="time">
            <text:p>10:41: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es from grafana: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0M45S" calcext:value-type="time">
            <text:p>10:40:45</text:p>
          </table:table-cell>
          <table:table-cell table:style-name="ce1" office:value-type="string" calcext:value-type="string">
            <text:p>Switch cloud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21S" calcext:value-type="time">
            <text:p>10:41:21</text:p>
          </table:table-cell>
          <table:table-cell table:style-name="ce1" table:number-columns-repeated="2"/>
          <table:table-cell table:style-name="ce1" office:value-type="string" calcext:value-type="string">
            <text:p>up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31S" calcext:value-type="time">
            <text:p>10:41:31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37S" calcext:value-type="time">
            <text:p>10:41:37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0H41M40S" calcext:value-type="time">
            <text:p>10:41:40</text:p>
          </table:table-cell>
          <table:table-cell table:style-name="ce1" table:number-columns-repeated="2"/>
          <table:table-cell table:style-name="ce1" office:value-type="string" calcext:value-type="string">
            <text:p>up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 table:number-rows-repeated="3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Phased 2: minikube to bsc-aks</text:p>
          </table:table-cell>
          <table:table-cell table:style-name="ce1" table:number-columns-repeated="4"/>
          <table:table-cell table:style-name="ce4">
            <draw:frame table:end-cell-address="experimentation_fig28_29.L97" table:end-x="26.82pt" table:end-y="2.21pt" draw:z-index="3" draw:name="Chart 4" draw:style-name="gr1" draw:text-style-name="P1" svg:width="468.71pt" svg:height="308.21pt" svg:x="39pt" svg:y="9.01pt">
              <draw:object draw:notify-on-update-of-ranges="experimentation_fig28_29.B80:experimentation_fig28_29.B91 experimentation_fig28_29.C79:experimentation_fig28_29.C79 experimentation_fig28_29.C80:experimentation_fig28_29.C91 experimentation_fig28_29.D79:experimentation_fig28_29.D79 experimentation_fig28_29.D80:experimentation_fig28_29.D91 experimentation_fig28_29.E79:experimentation_fig28_29.E79 experimentation_fig28_29.E80:experimentation_fig28_29.E9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Raw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inikube</text:p>
          </table:table-cell>
          <table:table-cell table:style-name="ce1" office:value-type="string" calcext:value-type="string">
            <text:p>bsc-aks</text:p>
          </table:table-cell>
          <table:table-cell table:style-name="ce1" office:value-type="string" calcext:value-type="string">
            <text:p>deployment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03S" calcext:value-type="time">
            <text:p>11:05: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35S" calcext:value-type="time">
            <text:p>11:05: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37S" calcext:value-type="time">
            <text:p>11:05:3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6M07S" calcext:value-type="time">
            <text:p>11:06:0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6M54S" calcext:value-type="time">
            <text:p>11:06:5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7M15S" calcext:value-type="time">
            <text:p>11:07:1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1" office:value-type="string" calcext:value-type="string">
            <text:p>Times from grafana: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none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03S" calcext:value-type="time">
            <text:p>11:05:03</text:p>
          </table:table-cell>
          <table:table-cell table:style-name="ce1" office:value-type="string" calcext:value-type="string">
            <text:p>Enable both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35S" calcext:value-type="time">
            <text:p>11:05:35</text:p>
          </table:table-cell>
          <table:table-cell table:style-name="ce1" table:number-columns-repeated="2"/>
          <table:table-cell table:style-name="ce1" office:value-type="string" calcext:value-type="string">
            <text:p>up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5M37S" calcext:value-type="time">
            <text:p>11:05:37</text:p>
          </table:table-cell>
          <table:table-cell table:style-name="ce1" table:number-columns-repeated="2"/>
          <table:table-cell table:style-name="ce1" office:value-type="string" calcext:value-type="string">
            <text:p>up</text:p>
          </table:table-cell>
          <table:table-cell table:style-name="ce1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6M07S" calcext:value-type="time">
            <text:p>11:06:07</text:p>
          </table:table-cell>
          <table:table-cell table:style-name="ce1" office:value-type="string" calcext:value-type="string">
            <text:p>Disable minikube</text:p>
          </table:table-cell>
          <table:table-cell table:style-name="ce1" table:number-columns-repeated="3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6M54S" calcext:value-type="time">
            <text:p>11:06:54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3" office:value-type="time" office:time-value="PT11H07M15S" calcext:value-type="time">
            <text:p>11:07:15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style-name="ce4" table:number-columns-repeated="22"/>
          <table:table-cell table:number-columns-repeated="997"/>
        </table:table-row>
        <table:table-row table:style-name="ro1" table:number-rows-repeated="3">
          <table:table-cell table:style-name="ce4" table:number-columns-repeated="27"/>
          <table:table-cell table:number-columns-repeated="997"/>
        </table:table-row>
        <table:table-row table:style-name="ro1" table:number-rows-repeated="2">
          <table:table-cell table:style-name="ce5"/>
          <table:table-cell table:style-name="ce4" table:number-columns-repeated="26"/>
          <table:table-cell table:number-columns-repeated="997"/>
        </table:table-row>
        <table:table-row table:style-name="ro1" table:number-rows-repeated="881">
          <table:table-cell table:style-name="ce4" table:number-columns-repeated="27"/>
          <table:table-cell table:number-columns-repeated="997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erimentation_5f_fig28_5f_29" style:display-name="PageStyle_experimentation_fig28_2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536cm" svg:height="10.874cm" xlink:href=".." xlink:type="simple" chart:class="chart:line" chart:style-name="ch1">
        <chart:plot-area chart:style-name="ch2" table:cell-range-address="experimentation_fig28_29.B5:experimentation_fig28_29.E17" chart:data-source-has-labels="both" svg:x="1.839cm" svg:y="0.541cm" svg:width="14.048cm" svg:height="8.599cm">
          <chartooo:coordinate-region svg:x="3.131cm" svg:y="0.541cm" svg:width="12.756cm" svg:height="6.336cm"/>
          <chart:axis chart:dimension="x" chart:name="primary-x" chart:style-name="ch3" chartooo:axis-type="text">
            <chart:title svg:x="6.74cm" svg:y="9.358cm" chart:style-name="ch4">
              <text:p>Time [sec]</text:p>
            </chart:title>
            <chart:categories table:cell-range-address="experimentation_fig28_29.B6:experimentation_fig28_29.B17"/>
          </chart:axis>
          <chart:axis chart:dimension="y" chart:name="primary-y" chart:style-name="ch5">
            <chart:title svg:x="0.048cm" svg:y="8.114cm" chart:style-name="ch6">
              <text:p>Healthy services</text:p>
            </chart:title>
            <chart:grid chart:style-name="ch7" chart:class="major"/>
          </chart:axis>
          <chart:series chart:style-name="ch8" chart:values-cell-range-address="experimentation_fig28_29.C6:experimentation_fig28_29.C17" chart:label-cell-address="experimentation_fig28_29.C5:experimentation_fig28_29.C5" chart:class="chart:line">
            <chart:data-point chart:repeated="12"/>
          </chart:series>
          <chart:series chart:style-name="ch9" chart:values-cell-range-address="experimentation_fig28_29.D6:experimentation_fig28_29.D17" chart:label-cell-address="experimentation_fig28_29.D5:experimentation_fig28_29.D5" chart:class="chart:line">
            <chart:data-point chart:repeated="12"/>
          </chart:series>
          <chart:series chart:style-name="ch10" chart:values-cell-range-address="experimentation_fig28_29.E6:experimentation_fig28_29.E17" chart:label-cell-address="experimentation_fig28_29.E5:experimentation_fig28_29.E5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experimentation_fig28_29.C5:experimentation_fig28_29.C5</svg:desc>
                </draw:g>
              </table:table-cell>
              <table:table-cell office:value-type="string">
                <text:p>bsc-aks</text:p>
                <draw:g>
                  <svg:desc>experimentation_fig28_29.D5:experimentation_fig28_29.D5</svg:desc>
                </draw:g>
              </table:table-cell>
              <table:table-cell office:value-type="string">
                <text:p>deployment</text:p>
                <draw:g>
                  <svg:desc>experimentation_fig28_29.E5:experimentation_fig28_29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erimentation_fig28_29.B6:experimentation_fig28_29.B17</svg:desc>
                </draw:g>
              </table:table-cell>
              <table:table-cell office:value-type="float" office:value="0">
                <text:p>0</text:p>
                <draw:g>
                  <svg:desc>experimentation_fig28_29.C6:experimentation_fig28_29.C17</svg:desc>
                </draw:g>
              </table:table-cell>
              <table:table-cell office:value-type="float" office:value="2">
                <text:p>2</text:p>
                <draw:g>
                  <svg:desc>experimentation_fig28_29.D6:experimentation_fig28_29.D17</svg:desc>
                </draw:g>
              </table:table-cell>
              <table:table-cell office:value-type="float" office:value="1">
                <text:p>1</text:p>
                <draw:g>
                  <svg:desc>experimentation_fig28_29.E6:experimentation_fig28_29.E17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536cm" svg:height="10.874cm" xlink:href=".." xlink:type="simple" chart:class="chart:line" chart:style-name="ch1">
        <chart:plot-area chart:style-name="ch2" table:cell-range-address="experimentation_fig28_29.B31:experimentation_fig28_29.E42" chart:data-source-has-labels="both" svg:x="1.865cm" svg:y="0.541cm" svg:width="14.048cm" svg:height="8.626cm">
          <chartooo:coordinate-region svg:x="3.157cm" svg:y="1.018cm" svg:width="12.04cm" svg:height="7.096cm"/>
          <chart:axis chart:dimension="x" chart:name="primary-x" chart:style-name="ch3" chartooo:axis-type="text">
            <chart:title svg:x="1.522cm" svg:y="10.197cm" chart:style-name="ch4">
              <text:p>Time [sec]</text:p>
            </chart:title>
            <chart:categories table:cell-range-address="experimentation_fig28_29.B32:experimentation_fig28_29.B42"/>
          </chart:axis>
          <chart:axis chart:dimension="y" chart:name="primary-y" chart:style-name="ch5">
            <chart:title svg:x="0.074cm" svg:y="8.128cm" chart:style-name="ch6">
              <text:p>Healthy services</text:p>
            </chart:title>
            <chart:grid chart:style-name="ch7" chart:class="major"/>
          </chart:axis>
          <chart:series chart:style-name="ch8" chart:values-cell-range-address="experimentation_fig28_29.C32:experimentation_fig28_29.C42" chart:label-cell-address="experimentation_fig28_29.C31:experimentation_fig28_29.C31" chart:class="chart:line">
            <chart:data-point chart:repeated="11"/>
          </chart:series>
          <chart:series chart:style-name="ch9" chart:values-cell-range-address="experimentation_fig28_29.D32:experimentation_fig28_29.D42" chart:label-cell-address="experimentation_fig28_29.D31:experimentation_fig28_29.D31" chart:class="chart:line">
            <chart:data-point chart:repeated="11"/>
          </chart:series>
          <chart:series chart:style-name="ch10" chart:values-cell-range-address="experimentation_fig28_29.E32:experimentation_fig28_29.E42" chart:label-cell-address="experimentation_fig28_29.E31:experimentation_fig28_29.E3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experimentation_fig28_29.C31:experimentation_fig28_29.C31</svg:desc>
                </draw:g>
              </table:table-cell>
              <table:table-cell office:value-type="string">
                <text:p>bsc-aks</text:p>
                <draw:g>
                  <svg:desc>experimentation_fig28_29.D31:experimentation_fig28_29.D31</svg:desc>
                </draw:g>
              </table:table-cell>
              <table:table-cell office:value-type="string">
                <text:p>deployment</text:p>
                <draw:g>
                  <svg:desc>experimentation_fig28_29.E31:experimentation_fig28_29.E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erimentation_fig28_29.B32:experimentation_fig28_29.B42</svg:desc>
                </draw:g>
              </table:table-cell>
              <table:table-cell office:value-type="float" office:value="0">
                <text:p>0</text:p>
                <draw:g>
                  <svg:desc>experimentation_fig28_29.C32:experimentation_fig28_29.C42</svg:desc>
                </draw:g>
              </table:table-cell>
              <table:table-cell office:value-type="float" office:value="2">
                <text:p>2</text:p>
                <draw:g>
                  <svg:desc>experimentation_fig28_29.D32:experimentation_fig28_29.D42</svg:desc>
                </draw:g>
              </table:table-cell>
              <table:table-cell office:value-type="float" office:value="1">
                <text:p>1</text:p>
                <draw:g>
                  <svg:desc>experimentation_fig28_29.E32:experimentation_fig28_29.E4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51cm" svg:height="10.874cm" xlink:href=".." xlink:type="simple" chart:class="chart:line" chart:style-name="ch1">
        <chart:plot-area chart:style-name="ch2" table:cell-range-address="experimentation_fig28_29.B55:experimentation_fig28_29.E66" chart:data-source-has-labels="both" svg:x="1.812cm" svg:y="0.541cm" svg:width="14.049cm" svg:height="8.546cm">
          <chartooo:coordinate-region svg:x="3.104cm" svg:y="1.018cm" svg:width="12.041cm" svg:height="7.016cm"/>
          <chart:axis chart:dimension="x" chart:name="primary-x" chart:style-name="ch3" chartooo:axis-type="text">
            <chart:title svg:x="6.713cm" svg:y="9.305cm" chart:style-name="ch4">
              <text:p>Time [sec]</text:p>
            </chart:title>
            <chart:categories table:cell-range-address="experimentation_fig28_29.B56:experimentation_fig28_29.B66"/>
          </chart:axis>
          <chart:axis chart:dimension="y" chart:name="primary-y" chart:style-name="ch5">
            <chart:title svg:x="0.021cm" svg:y="8.088cm" chart:style-name="ch6">
              <text:p>Healthy services</text:p>
            </chart:title>
            <chart:grid chart:style-name="ch7" chart:class="major"/>
          </chart:axis>
          <chart:series chart:style-name="ch8" chart:values-cell-range-address="experimentation_fig28_29.C56:experimentation_fig28_29.C66" chart:label-cell-address="experimentation_fig28_29.C55:experimentation_fig28_29.C55" chart:class="chart:line">
            <chart:data-point chart:repeated="11"/>
          </chart:series>
          <chart:series chart:style-name="ch9" chart:values-cell-range-address="experimentation_fig28_29.D56:experimentation_fig28_29.D66" chart:label-cell-address="experimentation_fig28_29.D55:experimentation_fig28_29.D55" chart:class="chart:line">
            <chart:data-point chart:repeated="11"/>
          </chart:series>
          <chart:series chart:style-name="ch10" chart:values-cell-range-address="experimentation_fig28_29.E56:experimentation_fig28_29.E66" chart:label-cell-address="experimentation_fig28_29.E55:experimentation_fig28_29.E5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experimentation_fig28_29.C55:experimentation_fig28_29.C55</svg:desc>
                </draw:g>
              </table:table-cell>
              <table:table-cell office:value-type="string">
                <text:p>bsc-aks</text:p>
                <draw:g>
                  <svg:desc>experimentation_fig28_29.D55:experimentation_fig28_29.D55</svg:desc>
                </draw:g>
              </table:table-cell>
              <table:table-cell office:value-type="string">
                <text:p>deployment</text:p>
                <draw:g>
                  <svg:desc>experimentation_fig28_29.E55:experimentation_fig28_29.E5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erimentation_fig28_29.B56:experimentation_fig28_29.B66</svg:desc>
                </draw:g>
              </table:table-cell>
              <table:table-cell office:value-type="float" office:value="2">
                <text:p>2</text:p>
                <draw:g>
                  <svg:desc>experimentation_fig28_29.C56:experimentation_fig28_29.C66</svg:desc>
                </draw:g>
              </table:table-cell>
              <table:table-cell office:value-type="float" office:value="0">
                <text:p>0</text:p>
                <draw:g>
                  <svg:desc>experimentation_fig28_29.D56:experimentation_fig28_29.D66</svg:desc>
                </draw:g>
              </table:table-cell>
              <table:table-cell office:value-type="float" office:value="1">
                <text:p>1</text:p>
                <draw:g>
                  <svg:desc>experimentation_fig28_29.E56:experimentation_fig28_29.E66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4" style:family="chart">
      <style:chart-properties chart:auto-position="true" style:rotation-angle="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24pt" style:font-family-asian="Arial" style:font-size-asian="24pt" style:font-family-complex="Arial" style:font-size-complex="24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12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536cm" svg:height="10.874cm" xlink:href=".." xlink:type="simple" chart:class="chart:line" chart:style-name="ch1">
        <chart:plot-area chart:style-name="ch2" table:cell-range-address="experimentation_fig28_29.B79:experimentation_fig28_29.E91" chart:data-source-has-labels="both" svg:x="1.839cm" svg:y="0.594cm" svg:width="14.101cm" svg:height="8.52cm">
          <chartooo:coordinate-region svg:x="3.131cm" svg:y="0.594cm" svg:width="12.809cm" svg:height="6.258cm"/>
          <chart:axis chart:dimension="x" chart:name="primary-x" chart:style-name="ch3" chartooo:axis-type="text">
            <chart:title svg:x="6.766cm" svg:y="9.332cm" chart:style-name="ch4">
              <text:p>Time [sec]</text:p>
            </chart:title>
            <chart:categories table:cell-range-address="experimentation_fig28_29.B80:experimentation_fig28_29.B91"/>
          </chart:axis>
          <chart:axis chart:dimension="y" chart:name="primary-y" chart:style-name="ch5">
            <chart:title svg:x="0.048cm" svg:y="8.128cm" chart:style-name="ch6">
              <text:p>Healthy services</text:p>
            </chart:title>
            <chart:grid chart:style-name="ch7" chart:class="major"/>
          </chart:axis>
          <chart:series chart:style-name="ch8" chart:values-cell-range-address="experimentation_fig28_29.C80:experimentation_fig28_29.C91" chart:label-cell-address="experimentation_fig28_29.C79:experimentation_fig28_29.C79" chart:class="chart:line">
            <chart:data-point chart:repeated="12"/>
          </chart:series>
          <chart:series chart:style-name="ch9" chart:values-cell-range-address="experimentation_fig28_29.D80:experimentation_fig28_29.D91" chart:label-cell-address="experimentation_fig28_29.D79:experimentation_fig28_29.D79" chart:class="chart:line">
            <chart:data-point chart:repeated="12"/>
          </chart:series>
          <chart:series chart:style-name="ch10" chart:values-cell-range-address="experimentation_fig28_29.E80:experimentation_fig28_29.E91" chart:label-cell-address="experimentation_fig28_29.E79:experimentation_fig28_29.E7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experimentation_fig28_29.C79:experimentation_fig28_29.C79</svg:desc>
                </draw:g>
              </table:table-cell>
              <table:table-cell office:value-type="string">
                <text:p>bsc-aks</text:p>
                <draw:g>
                  <svg:desc>experimentation_fig28_29.D79:experimentation_fig28_29.D79</svg:desc>
                </draw:g>
              </table:table-cell>
              <table:table-cell office:value-type="string">
                <text:p>deployment</text:p>
                <draw:g>
                  <svg:desc>experimentation_fig28_29.E79:experimentation_fig28_29.E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erimentation_fig28_29.B80:experimentation_fig28_29.B91</svg:desc>
                </draw:g>
              </table:table-cell>
              <table:table-cell office:value-type="float" office:value="2">
                <text:p>2</text:p>
                <draw:g>
                  <svg:desc>experimentation_fig28_29.C80:experimentation_fig28_29.C91</svg:desc>
                </draw:g>
              </table:table-cell>
              <table:table-cell office:value-type="float" office:value="0">
                <text:p>0</text:p>
                <draw:g>
                  <svg:desc>experimentation_fig28_29.D80:experimentation_fig28_29.D91</svg:desc>
                </draw:g>
              </table:table-cell>
              <table:table-cell office:value-type="float" office:value="1">
                <text:p>1</text:p>
                <draw:g>
                  <svg:desc>experimentation_fig28_29.E80:experimentation_fig28_29.E9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